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5e756" officeooo:paragraph-rsid="0015e756"/>
    </style:style>
    <style:style style:name="P3" style:family="paragraph" style:parent-style-name="Standard">
      <style:paragraph-properties fo:line-height="150%"/>
      <style:text-properties style:font-name="Ubuntu" fo:font-size="16pt" officeooo:rsid="0015e756" officeooo:paragraph-rsid="0015e756"/>
    </style:style>
    <style:style style:name="P4" style:family="paragraph" style:parent-style-name="Standard">
      <style:text-properties officeooo:rsid="0015e756" officeooo:paragraph-rsid="0015e756"/>
    </style:style>
    <style:style style:name="P5" style:family="paragraph" style:parent-style-name="Standard">
      <style:text-properties officeooo:rsid="0013a93e" officeooo:paragraph-rsid="0013a93e"/>
    </style:style>
    <style:style style:name="P6" style:family="paragraph" style:parent-style-name="Standard">
      <style:text-properties officeooo:rsid="00182f34" officeooo:paragraph-rsid="00182f34"/>
    </style:style>
    <style:style style:name="P7" style:family="paragraph" style:parent-style-name="Standard" style:list-style-name="L1">
      <style:text-properties officeooo:rsid="00189b37" officeooo:paragraph-rsid="00189b37"/>
    </style:style>
    <style:style style:name="P8" style:family="paragraph" style:parent-style-name="Standard">
      <style:text-properties officeooo:rsid="00182f34" officeooo:paragraph-rsid="00182f34"/>
    </style:style>
    <style:style style:name="P9" style:family="paragraph" style:parent-style-name="Standard">
      <style:paragraph-properties fo:line-height="150%"/>
      <style:text-properties style:font-name="Ubuntu" fo:font-size="14pt" officeooo:rsid="0015e756" officeooo:paragraph-rsid="00182f34"/>
    </style:style>
    <style:style style:name="P10" style:family="paragraph" style:parent-style-name="Standard">
      <style:paragraph-properties fo:line-height="150%"/>
      <style:text-properties style:font-name="Ubuntu" fo:font-size="16pt" officeooo:rsid="0015e756" officeooo:paragraph-rsid="00182f34"/>
    </style:style>
    <style:style style:name="P11" style:family="paragraph" style:parent-style-name="Standard" style:list-style-name="L2">
      <style:text-properties officeooo:paragraph-rsid="00189b37"/>
    </style:style>
    <style:style style:name="P12" style:family="paragraph" style:parent-style-name="Standard" style:list-style-name="L3">
      <style:text-properties officeooo:rsid="0018f6b0" officeooo:paragraph-rsid="0018f6b0"/>
    </style:style>
    <style:style style:name="P13" style:family="paragraph" style:parent-style-name="Standard" style:list-style-name="L4">
      <style:text-properties officeooo:rsid="0018f6b0" officeooo:paragraph-rsid="0018f6b0"/>
    </style:style>
    <style:style style:name="P14" style:family="paragraph" style:parent-style-name="Standard" style:list-style-name="L5">
      <style:text-properties officeooo:rsid="0018f6b0" officeooo:paragraph-rsid="0018f6b0"/>
    </style:style>
    <style:style style:name="P15" style:family="paragraph" style:parent-style-name="Standard" style:list-style-name="L6">
      <style:text-properties officeooo:rsid="0018f6b0" officeooo:paragraph-rsid="0018f6b0"/>
    </style:style>
    <style:style style:name="P16" style:family="paragraph" style:parent-style-name="Standard" style:list-style-name="L6">
      <style:text-properties officeooo:rsid="00192e7a" officeooo:paragraph-rsid="00192e7a"/>
    </style:style>
    <style:style style:name="P17" style:family="paragraph" style:parent-style-name="Standard">
      <style:paragraph-properties fo:break-before="page"/>
      <style:text-properties officeooo:rsid="00182f34" officeooo:paragraph-rsid="00182f34"/>
    </style:style>
    <style:style style:name="T1" style:family="text">
      <style:text-properties officeooo:rsid="0015e756"/>
    </style:style>
    <style:style style:name="T2" style:family="text">
      <style:text-properties officeooo:rsid="0013a93e"/>
    </style:style>
    <style:style style:name="T3" style:family="text">
      <style:text-properties style:text-position="super 58%" officeooo:rsid="0015e756"/>
    </style:style>
    <style:style style:name="T4" style:family="text">
      <style:text-properties officeooo:rsid="00189b37"/>
    </style:style>
    <style:style style:name="T5" style:family="text">
      <style:text-properties style:font-name="Ubuntu"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actical Research</text:span><text:span text:style-name="T2"> | </text:span><text:span text:style-name="T1">4</text:span><text:span text:style-name="T3">th</text:span><text:span text:style-name="T1"> </text:span><text:span text:style-name="T2">Quarter</text:span></text:p>
      <text:p text:style-name="P2">Task 8: Data Gathering Procedures</text:p>
      <text:p text:style-name="P1"><text:span text:style-name="T1">March 23</text:span><text:span text:style-name="T2"> 2021</text:span></text:p>
      <text:p text:style-name="P5"/>
      <text:p text:style-name="P3">Proposed Topic</text:p>
      <text:p text:style-name="P4"><text:tab/>Optimal Learning Strategy for Learning Python: A Qualitative Study on the Optimal Learning Strategy for Python Learners.</text:p>
      <text:p text:style-name="P4"/>
      <text:p text:style-name="P3">Research Question</text:p>
      <text:list xml:id="list1953044192" text:style-name="L1">
        <text:list-item>
          <text:p text:style-name="P7">What is the optimum strategy/roadmap to learning the Python programming language?</text:p>
        </text:list-item>
      </text:list>
      <text:p text:style-name="P4"/>
      <text:p text:style-name="P9">What are the data needed?</text:p>
      <text:list xml:id="list1706926156" text:style-name="L2">
        <text:list-item>
          <text:p text:style-name="P11"><text:span text:style-name="T4">The data needed for this study is the response from well-known Python developers and students around the world.</text:span></text:p>
        </text:list-item>
      </text:list>
      <text:p text:style-name="P6"/>
      <text:p text:style-name="P9">Where are the data located?</text:p>
      <text:list xml:id="list3895117484" text:style-name="L3">
        <text:list-item>
          <text:p text:style-name="P12">The data are located in recordings of interviews from Python developers, and programmers.</text:p>
        </text:list-item>
      </text:list>
      <text:p text:style-name="P6"/>
      <text:p text:style-name="P6"><text:span text:style-name="T5"/></text:p>
      <text:p text:style-name="P17"><text:span text:style-name="T5">Directions</text:span>. Perform the following task. List the step that you are going to follow in gathering the data for your research. For this part, just enumerate it to clearly see the procedures before, during, and after the data gathering.</text:p>
      <text:p text:style-name="P6"/>
      <text:p text:style-name="P10">Before</text:p>
      <text:list xml:id="list924540043" text:style-name="L4">
        <text:list-item>
          <text:p text:style-name="P13">Before I gather the data, I will prepare a list of questions for the respondents to answer, and I will base them around their experience in the programming language.</text:p>
        </text:list-item>
        <text:list-item>
          <text:p text:style-name="P13">Then, I will permission to the selected respondents if they are willing to cooperate in my interview, and if they are comfortable of being recorded in the interview, and then set a date for the scheduled interview.</text:p>
        </text:list-item>
      </text:list>
      <text:p text:style-name="P6"/>
      <text:p text:style-name="P10">During</text:p>
      <text:list xml:id="list2566664518" text:style-name="L5">
        <text:list-item>
          <text:p text:style-name="P14">During the gathering of the data, I will ask the participants regarding their experience with programming in Python, and what they think of it in the long run with a career.</text:p>
        </text:list-item>
        <text:list-item>
          <text:p text:style-name="P14">While the participant answers my questions, I will list down key points in their answers, and ask more questions if possible. </text:p>
        </text:list-item>
        <text:list-item>
          <text:p text:style-name="P14">I will also seek advice and suggestions from the professional participants, as much as I possibly can.</text:p>
        </text:list-item>
      </text:list>
      <text:p text:style-name="P6"/>
      <text:p text:style-name="P10">After</text:p>
      <text:list xml:id="list2584098479" text:style-name="L6">
        <text:list-item>
          <text:p text:style-name="P15">I will first thank the respondent for participating in my study, and give them a nice send-off.</text:p>
        </text:list-item>
        <text:list-item>
          <text:p text:style-name="P15">After the interviews, I will draw out the key points in the respondents’ answers and refer back to the recordings if need be.</text:p>
        </text:list-item>
        <text:list-item>
          <text:p text:style-name="P16">I will also distinguish the responses depending on their skills &amp; experiences in the programming language.</text:p>
        </text:list-item>
      </text:list>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5:34:58.038599872</meta:creation-date>
    <dc:title>BAG</dc:title>
    <meta:editing-duration>PT1H12M49S</meta:editing-duration>
    <meta:editing-cycles>4</meta:editing-cycles>
    <meta:generator>LibreOffice/6.4.6.2$Linux_X86_64 LibreOffice_project/40$Build-2</meta:generator>
    <meta:initial-creator>Ahmad Badron</meta:initial-creator>
    <dc:date>2021-03-24T17:24:19.501732829</dc:date>
    <dc:creator>Ahmad Badron</dc:creator>
    <meta:document-statistic meta:table-count="0" meta:image-count="0" meta:object-count="0" meta:page-count="2" meta:paragraph-count="23" meta:word-count="330" meta:character-count="1929" meta:non-whitespace-character-count="1631"/>
    <meta:template xlink:type="simple" xlink:actuate="onRequest" xlink:title="BAG" xlink:href="../../../../../../../Templates/BAG.ott" meta:date="2021-03-23T15:34:55.318947692"/>
  </office:meta>
</office:document-meta>
</file>